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5cm" fo:min-width="24.1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19.566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9.0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10.386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1.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.2999992370605pt"/>
    </style:style>
    <style:style style:name="P4" style:family="paragraph">
      <style:paragraph-properties fo:text-align="justify"/>
    </style:style>
    <style:style style:name="P5" style:family="paragraph">
      <style:text-properties fo:font-size="16.2999992370605pt"/>
    </style:style>
    <style:style style:name="P6" style:family="paragraph">
      <style:text-properties fo:font-size="20pt"/>
    </style:style>
    <style:style style:name="P7" style:family="paragraph">
      <style:text-properties fo:font-family="'Courier 10 Pitch'" style:font-pitch="fixed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29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'Courier 10 Pitch'" style:font-pitch="fixed" fo:font-size="18pt"/>
    </style:style>
    <style:style style:name="T4" style:family="text">
      <style:text-properties fo:font-family="'Courier 10 Pitch'" style:font-pitch="fixed" fo:font-size="11pt" style:font-size-asian="11pt" style:font-size-complex="11pt"/>
    </style:style>
    <style:style style:name="T5" style:family="text">
      <style:text-properties fo:font-size="18pt" style:text-underline-style="solid" style:text-underline-width="auto" style:text-underline-color="font-color"/>
    </style:style>
    <style:style style:name="T6" style:family="text">
      <style:text-properties fo:font-size="1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size="16.2999992370605pt"/>
    </style:style>
    <style:style style:name="T10" style:family="text">
      <style:text-properties fo:font-family="'Courier 10 Pitch'" style:font-pitch="fixed" fo:font-size="16.2999992370605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945cm" svg:height="3.175cm" svg:x="2.376cm" svg:y="1.749cm" presentation:class="title">
          <draw:text-box>
            <text:p>eevidtron episode 002</text:p>
          </draw:text-box>
        </draw:frame>
        <draw:frame presentation:style-name="pr2" draw:text-style-name="P1" draw:layer="layout" svg:width="24.391cm" svg:height="11.03cm" svg:x="2.376cm" svg:y="5.441cm" presentation:class="subtitle">
          <draw:text-box>
            <text:p><text:span text:style-name="T1">Controlling Measurement Equipment with</text:span></text:p>
            <text:p><text:span text:style-name="T1">Python and SCPI via VXI-11 and USBTM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GPIB and SCPI</text:p>
          </draw:text-box>
        </draw:frame>
        <draw:frame presentation:style-name="pr4" draw:layer="layout" svg:width="24.391cm" svg:height="11.03cm" svg:x="2.376cm" svg:y="5.441cm" presentation:class="outline">
          <draw:text-box>
            <text:list text:style-name="L2">
              <text:list-item>
                <text:p>GPIB</text:p>
                <text:list>
                  <text:list-item>
                    <text:p>General Purpose Interface Bus</text:p>
                  </text:list-item>
                  <text:list-item>
                    <text:p>Introduced by HP in 1972</text:p>
                  </text:list-item>
                  <text:list-item>
                    <text:p>Standardized as IEEE-488 in 1975</text:p>
                  </text:list-item>
                  <text:list-item>
                    <text:p>Bit-parallel interface </text:p>
                  </text:list-item>
                </text:list>
                <text:p/>
              </text:list-item>
              <text:list-item>
                <text:p>SCPI</text:p>
                <text:list>
                  <text:list-item>
                    <text:p>Standard Commands for Programmable Instruments</text:p>
                  </text:list-item>
                  <text:list-item>
                    <text:p>Common syntax and structure for commands</text:p>
                  </text:list-item>
                  <text:list-item>
                    <text:p>Also introduced generic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VXI-11 and LXI</text:p>
          </draw:text-box>
        </draw:frame>
        <draw:frame presentation:style-name="pr4" draw:layer="layout" svg:width="24.391cm" svg:height="11.03cm" svg:x="2.376cm" svg:y="5.441cm" presentation:class="outline">
          <draw:text-box>
            <text:list text:style-name="L2">
              <text:list-item>
                <text:p>VXI-11</text:p>
                <text:list>
                  <text:list-item>
                    <text:p>Provides a virtual GPIB interface over RPC and TCP/IP</text:p>
                  </text:list-item>
                  <text:list-item>
                    <text:p>Can be accessed from Python using PyVXI11</text:p>
                    <text:list>
                      <text:list-header>
                        <text:p>https://pypi.python.org/pypi/PyVXI11</text:p>
                      </text:list-header>
                    </text:list>
                  </text:list-item>
                </text:list>
                <text:p/>
              </text:list-item>
              <text:list-item>
                <text:p>LXI</text:p>
                <text:list>
                  <text:list-item>
                    <text:p>LAN eXtensions for Instrumentation</text:p>
                  </text:list-item>
                  <text:list-item>
                    <text:p>Introduced in 2005 by Agilent and VTI Instruments</text:p>
                  </text:list-item>
                  <text:list-item>
                    <text:p>LXI uses VXI-11 for device discovery</text:p>
                  </text:list-item>
                  <text:list-item>
                    <text:p>Most LXI Devices support full VXI-11, but it is 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USBTMC</text:p>
          </draw:text-box>
        </draw:frame>
        <draw:frame presentation:style-name="pr4" draw:layer="layout" svg:width="24.391cm" svg:height="11.03cm" svg:x="2.376cm" svg:y="5.441cm" presentation:class="outline" presentation:user-transformed="true">
          <draw:text-box>
            <text:list text:style-name="L2">
              <text:list-item>
                <text:p>USB Device Class for Test and Measurement devices</text:p>
              </text:list-item>
              <text:list-item>
                <text:p>Can be accessed with usbtmc Linux kernel driver</text:p>
              </text:list-item>
              <text:list-item>
                <text:p>I wrote simple class with PyVXI11-like API</text:p>
                <text:list>
                  <text:list-header>
                    <text:p>→ see Video description for GitHub link</text:p>
                  </text:list-header>
                </text:list>
                <text:p/>
                <text:p/>
              </text:list-item>
              <text:list-item>
                <text:p>Windows users: Simply use VISA using PyVISA:</text:p>
                <text:list>
                  <text:list-header>
                    <text:p>https://pyvisa.readthedocs.org/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Udev rules for USBTMC</text:p>
          </draw:text-box>
        </draw:frame>
        <draw:frame draw:style-name="gr2" draw:text-style-name="P3" draw:layer="layout" svg:width="24.95cm" svg:height="5.184cm" svg:x="2.494cm" svg:y="6.589cm">
          <draw:text-box>
            <text:p text:style-name="P2"><text:span text:style-name="T2">/etc/udev/rules.d/90-usbtmc.rules </text:span></text:p>
            <text:p><text:span text:style-name="T3"/></text:p>
            <text:p><text:span text:style-name="T4"># make all USBTMC devices world read- and writable</text:span></text:p>
            <text:p><text:span text:style-name="T4">KERNEL=="usbtmc*", MODE="0666"</text:span></text:p>
            <text:p><text:span text:style-name="T4"/></text:p>
            <text:p><text:span text:style-name="T4"># special names for known devices</text:span></text:p>
            <text:p><text:span text:style-name="T4">DEVPATH=="/devices/pci0000:00/0000:00:12.2/usb1/1-2/1-2.3/1-2.3:1.0/usb/usbtmc*", SYMLINK+="usbtmc_fgen"</text:span></text:p>
            <text:p><text:span text:style-name="T4">DEVPATH=="/devices/pci0000:00/0000:00:12.2/usb1/1-2/1-2.4/1-2.4:1.0/usb/usbtmc*", SYMLINK+="usbtmc_scope"</text:span></text:p>
            <text:p><text:span text:style-name="T4"/></text:p>
          </draw:text-box>
        </draw:frame>
        <draw:frame draw:style-name="gr3" draw:text-style-name="P5" draw:layer="layout" svg:width="19.864cm" svg:height="4.629cm" svg:x="4.808cm" svg:y="14.213cm">
          <draw:text-box>
            <text:p><text:span text:style-name="T5">Hint for creating udev rules files:</text:span></text:p>
            <text:p><text:span text:style-name="T6"/></text:p>
            <text:p text:style-name="P4"><text:span text:style-name="T6">Run “</text:span><text:span text:style-name="T3">sudo udevadm monitor --property</text:span><text:span text:style-name="T6">” and plug in the device. All relevant information about the device will be printed to the terminal. Alternatively type “</text:span><text:span text:style-name="T3">cat /var/log/udev</text:span><text:span text:style-name="T6">” to view details on devices that have been present during boot up.</text:span></text:p>
          </draw:text-box>
        </draw:frame>
        <draw:custom-shape draw:style-name="gr4" draw:text-style-name="P2" draw:layer="layout" svg:width="19.909cm" svg:height="4.74cm" svg:x="4.762cm" svg:y="14.1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VISA and VISA Addresses</text:p>
          </draw:text-box>
        </draw:frame>
        <draw:frame presentation:style-name="pr4" draw:layer="layout" svg:width="24.391cm" svg:height="11.03cm" svg:x="2.376cm" svg:y="5.441cm" presentation:class="outline" presentation:user-transformed="true">
          <draw:text-box>
            <text:list text:style-name="L2">
              <text:list-item>
                <text:p>VISA</text:p>
                <text:list>
                  <text:list-item>
                    <text:p>Virtual Instrument Software Architecture</text:p>
                  </text:list-item>
                  <text:list-item>
                    <text:p>Widely used API for communicating with instruments</text:p>
                  </text:list-item>
                  <text:list-item>
                    <text:p>NI-VISA is a VISA implementation by National Instruments, providing bindings to GPIB, VXI-11, and many other interfaces</text:p>
                  </text:list-item>
                  <text:list-item>
                    <text:p>Unfortunately there is no 64-bit Linux version of NI-VISA</text:p>
                  </text:list-item>
                </text:list>
                <text:p/>
              </text:list-item>
              <text:list-item>
                <text:p>VISA Addresses for VXI-11</text:p>
                <text:list>
                  <text:list-item>
                    <text:p>E.g. “TCPIP::192.168.1.20::INSTR”</text:p>
                    <text:list>
                      <text:list-header>
                        <text:p>→ <text:span text:style-name="T7">Vxi11Device('192.168.1.20', 'inst0')</text:span></text:p>
                      </text:list-header>
                    </text:list>
                  </text:list-item>
                  <text:list-item>
                    <text:p><text:span text:style-name="T8">E.g. “TCPIP::192.168.1.20::foobar::INSTR”</text:span></text:p>
                    <text:list>
                      <text:list-header>
                        <text:p>→ <text:span text:style-name="T7">Vxi11Device('192.168.1.20', 'foobar'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4.945cm" svg:height="3.175cm" svg:x="2.376cm" svg:y="1.749cm" presentation:class="title">
          <draw:text-box>
            <text:p>Demo: Query Device Identification</text:p>
          </draw:text-box>
        </draw:frame>
        <draw:frame presentation:style-name="pr4" draw:text-style-name="P7" draw:layer="layout" svg:width="12.838cm" svg:height="11.03cm" svg:x="2.377cm" svg:y="7.433cm" presentation:class="outline" presentation:user-transformed="true">
          <draw:text-box>
            <text:p><text:span text:style-name="T7"># boilerplate code</text:span></text:p>
            <text:p><text:span text:style-name="T7">from __future__ import division</text:span></text:p>
            <text:p><text:span text:style-name="T7">from __future__ import print_function</text:span></text:p>
            <text:p><text:span text:style-name="T7"/></text:p>
            <text:p><text:span text:style-name="T7"># import PyVXI11</text:span></text:p>
            <text:p><text:span text:style-name="T7">from vxi11Device import Vxi11Device</text:span></text:p>
            <text:p><text:span text:style-name="T7"/></text:p>
            <text:p><text:span text:style-name="T7"># connect to instrument</text:span></text:p>
            <text:p><text:span text:style-name="T7">dev = Vxi11Device('192.168.1.20', 'inst0')</text:span></text:p>
            <text:p><text:span text:style-name="T7"/></text:p>
            <text:p><text:span text:style-name="T7"># query and output identification string</text:span></text:p>
            <text:p><text:span text:style-name="T7">answer = dev.ask('*IDN?').strip()</text:span></text:p>
            <text:p><text:span text:style-name="T7">print(answer)</text:span></text:p>
          </draw:text-box>
        </draw:frame>
        <draw:frame presentation:style-name="pr4" draw:text-style-name="P7" draw:layer="layout" svg:width="12.206cm" svg:height="11.03cm" svg:x="15.963cm" svg:y="7.433cm" presentation:class="outline" presentation:user-transformed="true">
          <draw:text-box>
            <text:p><text:span text:style-name="T7"># boilerplate code</text:span></text:p>
            <text:p><text:span text:style-name="T7">from __future__ import division</text:span></text:p>
            <text:p><text:span text:style-name="T7">from __future__ import print_function</text:span></text:p>
            <text:p><text:span text:style-name="T7"/></text:p>
            <text:p><text:span text:style-name="T7"># import UsbtmcDevice</text:span></text:p>
            <text:p><text:span text:style-name="T7">from usbtmcDevice import UsbtmcDevice</text:span></text:p>
            <text:p><text:span text:style-name="T7"/></text:p>
            <text:p><text:span text:style-name="T7"># connect to instrument</text:span></text:p>
            <text:p><text:span text:style-name="T7">dev = UsbtmcDevice('/dev/usbtmc0')</text:span></text:p>
            <text:p><text:span text:style-name="T7"/></text:p>
            <text:p><text:span text:style-name="T7"># query and output identification string</text:span></text:p>
            <text:p><text:span text:style-name="T7">answer = dev.ask('*IDN?').strip()</text:span></text:p>
            <text:p><text:span text:style-name="T7">print(answer)</text:span></text:p>
          </draw:text-box>
        </draw:frame>
        <draw:frame draw:style-name="gr5" draw:text-style-name="P5" draw:layer="layout" svg:width="9.554cm" svg:height="0.946cm" svg:x="2.386cm" svg:y="5.689cm">
          <draw:text-box>
            <text:p><text:span text:style-name="T9">VXI-11 <text:s/>(</text:span><text:span text:style-name="T10">demo_idn_vxi11.py</text:span><text:span text:style-name="T9">)</text:span></text:p>
          </draw:text-box>
        </draw:frame>
        <draw:frame draw:style-name="gr6" draw:text-style-name="P5" draw:layer="layout" svg:width="10.886cm" svg:height="0.946cm" svg:x="15.948cm" svg:y="5.689cm">
          <draw:text-box>
            <text:p><text:span text:style-name="T9">USBTMC <text:s text:c="2"/>(</text:span><text:span text:style-name="T10">demo_idn_usbtmc.py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SCPI Command Syntax</text:p>
          </draw:text-box>
        </draw:frame>
        <draw:frame presentation:style-name="pr4" draw:layer="layout" svg:width="24.391cm" svg:height="11.03cm" svg:x="2.376cm" svg:y="5.441cm" presentation:class="outline" presentation:user-transformed="true">
          <draw:text-box>
            <text:list text:style-name="L2">
              <text:list-item>
                <text:p>Common Command Examples:</text:p>
                <text:list>
                  <text:list-item>
                    <text:p><text:span text:style-name="T7">*RST</text:span></text:p>
                  </text:list-item>
                  <text:list-item>
                    <text:p><text:span text:style-name="T7">*RCL 3</text:span></text:p>
                  </text:list-item>
                </text:list>
              </text:list-item>
              <text:list-item>
                <text:p>Common Query Examples:</text:p>
                <text:list>
                  <text:list-item>
                    <text:p><text:span text:style-name="T7">*IDN?</text:span></text:p>
                  </text:list-item>
                  <text:list-item>
                    <text:p><text:span text:style-name="T7">*TST?</text:span></text:p>
                  </text:list-item>
                </text:list>
              </text:list-item>
              <text:list-item>
                <text:p>Instrument Control Command Examples:</text:p>
                <text:list>
                  <text:list-item>
                    <text:p><text:span text:style-name="T7">:OUTPUT:TIMER 10,5,1,60</text:span></text:p>
                  </text:list-item>
                  <text:list-item>
                    <text:p><text:span text:style-name="T7">:OUTPUT:TIMER:STATE ON</text:span></text:p>
                  </text:list-item>
                </text:list>
              </text:list-item>
              <text:list-item>
                <text:p>Instrument Control Query Examples:</text:p>
                <text:list>
                  <text:list-item>
                    <text:p><text:span text:style-name="T7">:OUTPUT:TIMER? 10</text:span></text:p>
                  </text:list-item>
                  <text:list-item>
                    <text:p><text:span text:style-name="T7">:OUTPUT:TIMER:STA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Programming Manuals</text:p>
          </draw:text-box>
        </draw:frame>
        <draw:frame presentation:style-name="pr4" draw:layer="layout" svg:width="24.391cm" svg:height="11.03cm" svg:x="2.376cm" svg:y="5.441cm" presentation:class="outline" presentation:user-transformed="true">
          <draw:text-box>
            <text:list text:style-name="L2">
              <text:list-item>
                <text:p>Instruments with SCPI support usually come with a “Programming Manual” with descriptions of all SCPI commands the device supports</text:p>
                <text:p/>
              </text:list-item>
              <text:list-item>
                <text:p>Example descriptions of SCPI commands and queries:</text:p>
                <text:list>
                  <text:list-header>
                    <text:p><text:span text:style-name="T7"/></text:p>
                    <text:p><text:span text:style-name="T7">SYSTem:LANGuage:TYPE {EN|CH}</text:span></text:p>
                    <text:p><text:span text:style-name="T7">SYSTem:LANGuage:TYPE?</text:span></text:p>
                    <text:p><text:span text:style-name="T7"/></text:p>
                    <text:p><text:span text:style-name="T7">[SOURce:]CURRent[:LEVel][:IMMediate][:AMPLitude] {&lt;current&gt;|MINimum|MAXimum}</text:span></text:p>
                    <text:p><text:span text:style-name="T7">[SOURce:]CURRent[:LEVel][:IMMediate][:AMPLitude]? [MINimum|MAXimum]</text:span></text:p>
                    <text:p><text:span text:style-name="T7"/></text:p>
                  </text:list-header>
                  <text:list-item>
                    <text:p>All commands are case insensitive, leading colons are optional.</text:p>
                  </text:list-item>
                  <text:list-item>
                    <text:p>Each mnemonic has a short (e.g. <text:span text:style-name="T7">LANG</text:span>) and a long (e.g. <text:span text:style-name="T7">LANGUAGE</text:span>) form. Choose either.</text:p>
                    <text:p/>
                  </text:list-item>
                  <text:list-item>
                    <text:p>Parts in <text:span text:style-name="T7">[...]</text:span> are optional</text:p>
                  </text:list-item>
                  <text:list-item>
                    <text:p>Parts in <text:span text:style-name="T7">{...|...}</text:span> are alternatives</text:p>
                  </text:list-item>
                  <text:list-item>
                    <text:p>Parts in <text:span text:style-name="T7">[...|...]</text:span> are optional alternatives</text:p>
                  </text:list-item>
                  <text:list-item>
                    <text:p>Parts in <text:span text:style-name="T7">&lt;...&gt;</text:span> are values to fill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4.945cm" svg:height="3.175cm" svg:x="2.376cm" svg:y="1.749cm" presentation:class="title">
          <draw:text-box>
            <text:p><text:span text:style-name="T11">PyVXI-11, PyVISA, UsbtmcDevice API</text:span></text:p>
          </draw:text-box>
        </draw:frame>
        <draw:frame presentation:style-name="pr4" draw:layer="layout" svg:width="24.391cm" svg:height="11.03cm" svg:x="2.376cm" svg:y="5.441cm" presentation:class="outline">
          <draw:text-box>
            <text:list text:style-name="L2">
              <text:list-item>
                <text:p>Creation of device handle is different for each library:</text:p>
                <text:list>
                  <text:list-item>
                    <text:p><text:span text:style-name="T7">dev = Vxi11Device('192.168.1.20', 'inst0')</text:span></text:p>
                  </text:list-item>
                  <text:list-item>
                    <text:p><text:span text:style-name="T7">dev = visa.instrument('TCPIP::192.168.1.20::INSTR')</text:span></text:p>
                  </text:list-item>
                  <text:list-item>
                    <text:p><text:span text:style-name="T7">dev = UsbtmcDevice('/dev/usbtmc0')</text:span></text:p>
                  </text:list-item>
                </text:list>
                <text:p/>
              </text:list-item>
              <text:list-item>
                <text:p>Use <text:span text:style-name="T7">dev.write(command)</text:span> to send a command</text:p>
                <text:p/>
              </text:list-item>
              <text:list-item>
                <text:p>Use <text:span text:style-name="T7">answer = dev.read()</text:span> to read responses</text:p>
                <text:list>
                  <text:list-item>
                    <text:p>Only use this when there actually is something to read</text:p>
                  </text:list-item>
                </text:list>
                <text:p/>
              </text:list-item>
              <text:list-item>
                <text:p>Use <text:span text:style-name="T7">answer = dev.ask(command)</text:span> for queries</text:p>
                <text:list>
                  <text:list-item>
                    <text:p>This is a convenience function that simply combines write() and read()</text:p>
                  </text:list-item>
                </text:list>
                <text:p/>
              </text:list-item>
              <text:list-item>
                <text:p>Each library has many additional methods, but they are rarely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4.945cm" svg:height="3.175cm" svg:x="2.376cm" svg:y="1.749cm" presentation:class="title">
          <draw:text-box>
            <text:p>Python Code Review</text:p>
          </draw:text-box>
        </draw:frame>
        <draw:frame presentation:style-name="pr4" draw:layer="layout" svg:width="24.391cm" svg:height="11.03cm" svg:x="2.376cm" svg:y="5.441cm" presentation:class="outline">
          <draw:text-box>
            <text:list text:style-name="L2">
              <text:list-item>
                <text:p>Example #1: A simple SCPI shell</text:p>
                <text:list>
                  <text:list-item>
                    <text:p><text:span text:style-name="T7">shell.py</text:span></text:p>
                  </text:list-item>
                </text:list>
                <text:p/>
              </text:list-item>
              <text:list-item>
                <text:p>Example #2: Sampling RIGOL DG1000 built-in functions</text:p>
                <text:list>
                  <text:list-item>
                    <text:p><text:span text:style-name="T7">dg1000_builtins.py</text:span></text:p>
                  </text:list-item>
                </text:list>
                <text:p/>
              </text:list-item>
              <text:list-item>
                <text:p>Example #3: Decoding a PAL video signal</text:p>
                <text:list>
                  <text:list-item>
                    <text:p><text:span text:style-name="T7">paldecode.py</text:span></text:p>
                  </text:list-item>
                </text:list>
                <text:p><text:span text:style-name="T7"/></text:p>
              </text:list-item>
              <text:list-item>
                <text:p><text:span text:style-name="T8">Libraries</text:span></text:p>
                <text:list>
                  <text:list-item>
                    <text:p><text:span text:style-name="T7">usbtmcDevice.py, rigol_ds2000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391cm" svg:height="11.03cm" svg:x="2.376cm" svg:y="5.441cm" presentation:class="outline" presentation:placeholder="true">
        <draw:text-box/>
      </draw:frame>
      <draw:frame presentation:style-name="Mpr1" draw:text-style-name="MP1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6cm" svg:height="1.311cm" svg:x="10.47cm" svg:y="18.31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7cm" svg:height="1.311cm" svg:x="20.864cm" svg:y="18.31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0T13:41:30</meta:creation-date>
    <dc:date>2013-10-10T15:26:19</dc:date>
    <meta:editing-duration>P6DT22H44M54S</meta:editing-duration>
    <meta:editing-cycles>40</meta:editing-cycles>
    <meta:generator>LibreOffice/3.5$Linux_X86_64 LibreOffice_project/350m1$Build-2</meta:generator>
    <meta:document-statistic meta:object-count="70"/>
  </office:meta>
</office:document-meta>
</file>